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03cm"/>
    </style:style>
    <style:style style:name="co2" style:family="table-column">
      <style:table-column-properties fo:break-before="auto" style:column-width="2.482cm"/>
    </style:style>
    <style:style style:name="co3" style:family="table-column">
      <style:table-column-properties fo:break-before="auto" style:column-width="3.4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 style:data-style-name="N0">
      <style:table-cell-properties fo:background-color="#000080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ackground-color="#4d4d4d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ackground-color="#cccccc" style:diagonal-bl-tr="none" style:diagonal-tl-br="none" style:text-align-source="value-type" style:repeat-content="false" fo:wrap-option="no-wrap" fo:border="0.06pt solid #000000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-unet_based (otsu)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6" table:default-cell-style-name="Default"/>
        <table:table-row table:style-name="ro1">
          <table:table-cell table:style-name="ce7" office:value-type="string" calcext:value-type="string">
            <text:p>Image</text:p>
          </table:table-cell>
          <table:table-cell table:style-name="ce7" office:value-type="string" calcext:value-type="string">
            <text:p>Displasia type</text:p>
          </table:table-cell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precision</text:p>
          </table:table-cell>
          <table:table-cell table:style-name="ce7" office:value-type="string" calcext:value-type="string">
            <text:p>f1/dice</text:p>
          </table:table-cell>
          <table:table-cell table:style-name="ce7" office:value-type="string" calcext:value-type="string">
            <text:p>jaccard</text:p>
          </table:table-cell>
          <table:table-cell table:style-name="ce7" office:value-type="string" calcext:value-type="string">
            <text:p>sensitivity/recall</text:p>
          </table:table-cell>
          <table:table-cell table:style-name="ce7" office:value-type="string" calcext:value-type="string">
            <text:p>specificity</text:p>
          </table:table-cell>
        </table:table-row>
        <table:table-row table:style-name="ro1">
          <table:table-cell office:value-type="string" calcext:value-type="string">
            <text:p>image021-roi5</text:p>
          </table:table-cell>
          <table:table-cell office:value-type="string" calcext:value-type="string">
            <text:p>Mild</text:p>
          </table:table-cell>
          <table:table-cell office:value-type="float" office:value="0.92156982421875" calcext:value-type="float">
            <text:p>0,92156982421875</text:p>
          </table:table-cell>
          <table:table-cell office:value-type="float" office:value="0.892067412133269" calcext:value-type="float">
            <text:p>0,892067412133269</text:p>
          </table:table-cell>
          <table:table-cell office:value-type="float" office:value="0.896629394256295" calcext:value-type="float">
            <text:p>0,896629394256295</text:p>
          </table:table-cell>
          <table:table-cell office:value-type="float" office:value="0.812627588218139" calcext:value-type="float">
            <text:p>0,812627588218139</text:p>
          </table:table-cell>
          <table:table-cell office:value-type="float" office:value="0.901238275654946" calcext:value-type="float">
            <text:p>0,901238275654946</text:p>
          </table:table-cell>
          <table:table-cell office:value-type="float" office:value="0.933895409092182" calcext:value-type="float">
            <text:p>0,933895409092182</text:p>
          </table:table-cell>
        </table:table-row>
        <table:table-row table:style-name="ro1">
          <table:table-cell office:value-type="string" calcext:value-type="string">
            <text:p>image021-roi6</text:p>
          </table:table-cell>
          <table:table-cell office:value-type="string" calcext:value-type="string">
            <text:p>Mild</text:p>
          </table:table-cell>
          <table:table-cell office:value-type="float" office:value="0.86541748046875" calcext:value-type="float">
            <text:p>0,86541748046875</text:p>
          </table:table-cell>
          <table:table-cell office:value-type="float" office:value="0.840099435193478" calcext:value-type="float">
            <text:p>0,840099435193478</text:p>
          </table:table-cell>
          <table:table-cell office:value-type="float" office:value="0.856227353595946" calcext:value-type="float">
            <text:p>0,856227353595946</text:p>
          </table:table-cell>
          <table:table-cell office:value-type="float" office:value="0.748599257280605" calcext:value-type="float">
            <text:p>0,748599257280605</text:p>
          </table:table-cell>
          <table:table-cell office:value-type="float" office:value="0.87298662817201" calcext:value-type="float">
            <text:p>0,87298662817201</text:p>
          </table:table-cell>
          <table:table-cell office:value-type="float" office:value="0.85899419729207" calcext:value-type="float">
            <text:p>0,85899419729207</text:p>
          </table:table-cell>
        </table:table-row>
        <table:table-row table:style-name="ro1">
          <table:table-cell office:value-type="string" calcext:value-type="string">
            <text:p>image023-roi1</text:p>
          </table:table-cell>
          <table:table-cell office:value-type="string" calcext:value-type="string">
            <text:p>Mild</text:p>
          </table:table-cell>
          <table:table-cell office:value-type="float" office:value="0.902265276227679" calcext:value-type="float">
            <text:p>0,902265276227679</text:p>
          </table:table-cell>
          <table:table-cell office:value-type="float" office:value="0.880471075449722" calcext:value-type="float">
            <text:p>0,880471075449722</text:p>
          </table:table-cell>
          <table:table-cell office:value-type="float" office:value="0.858549020102722" calcext:value-type="float">
            <text:p>0,858549020102722</text:p>
          </table:table-cell>
          <table:table-cell office:value-type="float" office:value="0.752155839561314" calcext:value-type="float">
            <text:p>0,752155839561314</text:p>
          </table:table-cell>
          <table:table-cell office:value-type="float" office:value="0.837692080378251" calcext:value-type="float">
            <text:p>0,837692080378251</text:p>
          </table:table-cell>
          <table:table-cell office:value-type="float" office:value="0.937661987041037" calcext:value-type="float">
            <text:p>0,937661987041037</text:p>
          </table:table-cell>
        </table:table-row>
        <table:table-row table:style-name="ro1">
          <table:table-cell office:value-type="string" calcext:value-type="string">
            <text:p>image023-roi2</text:p>
          </table:table-cell>
          <table:table-cell office:value-type="string" calcext:value-type="string">
            <text:p>Mild</text:p>
          </table:table-cell>
          <table:table-cell office:value-type="float" office:value="0.867710658482143" calcext:value-type="float">
            <text:p>0,867710658482143</text:p>
          </table:table-cell>
          <table:table-cell office:value-type="float" office:value="0.857752082829571" calcext:value-type="float">
            <text:p>0,857752082829571</text:p>
          </table:table-cell>
          <table:table-cell office:value-type="float" office:value="0.837231257777968" calcext:value-type="float">
            <text:p>0,837231257777968</text:p>
          </table:table-cell>
          <table:table-cell office:value-type="float" office:value="0.720032477118394" calcext:value-type="float">
            <text:p>0,720032477118394</text:p>
          </table:table-cell>
          <table:table-cell office:value-type="float" office:value="0.817669369879089" calcext:value-type="float">
            <text:p>0,817669369879089</text:p>
          </table:table-cell>
          <table:table-cell office:value-type="float" office:value="0.903370316723162" calcext:value-type="float">
            <text:p>0,903370316723162</text:p>
          </table:table-cell>
        </table:table-row>
        <table:table-row table:style-name="ro1">
          <table:table-cell office:value-type="string" calcext:value-type="string">
            <text:p>image023-roi3</text:p>
          </table:table-cell>
          <table:table-cell office:value-type="string" calcext:value-type="string">
            <text:p>Mild</text:p>
          </table:table-cell>
          <table:table-cell office:value-type="float" office:value="0.847664969308036" calcext:value-type="float">
            <text:p>0,847664969308036</text:p>
          </table:table-cell>
          <table:table-cell office:value-type="float" office:value="0.835046446435442" calcext:value-type="float">
            <text:p>0,835046446435442</text:p>
          </table:table-cell>
          <table:table-cell office:value-type="float" office:value="0.839159294072158" calcext:value-type="float">
            <text:p>0,839159294072158</text:p>
          </table:table-cell>
          <table:table-cell office:value-type="float" office:value="0.722889273081986" calcext:value-type="float">
            <text:p>0,722889273081986</text:p>
          </table:table-cell>
          <table:table-cell office:value-type="float" office:value="0.843312856191252" calcext:value-type="float">
            <text:p>0,843312856191252</text:p>
          </table:table-cell>
          <table:table-cell office:value-type="float" office:value="0.851543433810435" calcext:value-type="float">
            <text:p>0,851543433810435</text:p>
          </table:table-cell>
        </table:table-row>
        <table:table-row table:style-name="ro1">
          <table:table-cell office:value-type="string" calcext:value-type="string">
            <text:p>image023-roi4</text:p>
          </table:table-cell>
          <table:table-cell office:value-type="string" calcext:value-type="string">
            <text:p>Mild</text:p>
          </table:table-cell>
          <table:table-cell office:value-type="float" office:value="0.83441162109375" calcext:value-type="float">
            <text:p>0,83441162109375</text:p>
          </table:table-cell>
          <table:table-cell office:value-type="float" office:value="0.898209320431543" calcext:value-type="float">
            <text:p>0,898209320431543</text:p>
          </table:table-cell>
          <table:table-cell office:value-type="float" office:value="0.809612126437358" calcext:value-type="float">
            <text:p>0,809612126437358</text:p>
          </table:table-cell>
          <table:table-cell office:value-type="float" office:value="0.680124642075122" calcext:value-type="float">
            <text:p>0,680124642075122</text:p>
          </table:table-cell>
          <table:table-cell office:value-type="float" office:value="0.736923750775632" calcext:value-type="float">
            <text:p>0,736923750775632</text:p>
          </table:table-cell>
          <table:table-cell office:value-type="float" office:value="0.923598357097539" calcext:value-type="float">
            <text:p>0,923598357097539</text:p>
          </table:table-cell>
        </table:table-row>
        <table:table-row table:style-name="ro1">
          <table:table-cell office:value-type="string" calcext:value-type="string">
            <text:p>image032-roi3</text:p>
          </table:table-cell>
          <table:table-cell office:value-type="string" calcext:value-type="string">
            <text:p>Healthy</text:p>
          </table:table-cell>
          <table:table-cell office:value-type="float" office:value="0.916782924107143" calcext:value-type="float">
            <text:p>0,916782924107143</text:p>
          </table:table-cell>
          <table:table-cell office:value-type="float" office:value="0.768872682132051" calcext:value-type="float">
            <text:p>0,768872682132051</text:p>
          </table:table-cell>
          <table:table-cell office:value-type="float" office:value="0.805953155497723" calcext:value-type="float">
            <text:p>0,805953155497723</text:p>
          </table:table-cell>
          <table:table-cell office:value-type="float" office:value="0.674976161285928" calcext:value-type="float">
            <text:p>0,674976161285928</text:p>
          </table:table-cell>
          <table:table-cell office:value-type="float" office:value="0.846791421003162" calcext:value-type="float">
            <text:p>0,846791421003162</text:p>
          </table:table-cell>
          <table:table-cell office:value-type="float" office:value="0.934729738612213" calcext:value-type="float">
            <text:p>0,934729738612213</text:p>
          </table:table-cell>
        </table:table-row>
        <table:table-row table:style-name="ro1">
          <table:table-cell office:value-type="string" calcext:value-type="string">
            <text:p>image032-roi4</text:p>
          </table:table-cell>
          <table:table-cell office:value-type="string" calcext:value-type="string">
            <text:p>Healthy</text:p>
          </table:table-cell>
          <table:table-cell office:value-type="float" office:value="0.885001046316964" calcext:value-type="float">
            <text:p>0,885001046316964</text:p>
          </table:table-cell>
          <table:table-cell office:value-type="float" office:value="0.925905261395972" calcext:value-type="float">
            <text:p>0,925905261395972</text:p>
          </table:table-cell>
          <table:table-cell office:value-type="float" office:value="0.834244492201737" calcext:value-type="float">
            <text:p>0,834244492201737</text:p>
          </table:table-cell>
          <table:table-cell office:value-type="float" office:value="0.715625606416697" calcext:value-type="float">
            <text:p>0,715625606416697</text:p>
          </table:table-cell>
          <table:table-cell office:value-type="float" office:value="0.759097042746381" calcext:value-type="float">
            <text:p>0,759097042746381</text:p>
          </table:table-cell>
          <table:table-cell office:value-type="float" office:value="0.962573099415205" calcext:value-type="float">
            <text:p>0,962573099415205</text:p>
          </table:table-cell>
        </table:table-row>
        <table:table-row table:style-name="ro1">
          <table:table-cell office:value-type="string" calcext:value-type="string">
            <text:p>image033-roi1</text:p>
          </table:table-cell>
          <table:table-cell office:value-type="string" calcext:value-type="string">
            <text:p>Healthy</text:p>
          </table:table-cell>
          <table:table-cell office:value-type="float" office:value="0.9075927734375" calcext:value-type="float">
            <text:p>0,9075927734375</text:p>
          </table:table-cell>
          <table:table-cell office:value-type="float" office:value="0.927420829186049" calcext:value-type="float">
            <text:p>0,927420829186049</text:p>
          </table:table-cell>
          <table:table-cell office:value-type="float" office:value="0.896006280051025" calcext:value-type="float">
            <text:p>0,896006280051025</text:p>
          </table:table-cell>
          <table:table-cell office:value-type="float" office:value="0.811604508123867" calcext:value-type="float">
            <text:p>0,811604508123867</text:p>
          </table:table-cell>
          <table:table-cell office:value-type="float" office:value="0.866650215447695" calcext:value-type="float">
            <text:p>0,866650215447695</text:p>
          </table:table-cell>
          <table:table-cell office:value-type="float" office:value="0.942377473511055" calcext:value-type="float">
            <text:p>0,942377473511055</text:p>
          </table:table-cell>
        </table:table-row>
        <table:table-row table:style-name="ro1">
          <table:table-cell office:value-type="string" calcext:value-type="string">
            <text:p>image033-roi2</text:p>
          </table:table-cell>
          <table:table-cell office:value-type="string" calcext:value-type="string">
            <text:p>Healthy</text:p>
          </table:table-cell>
          <table:table-cell office:value-type="float" office:value="0.90301513671875" calcext:value-type="float">
            <text:p>0,90301513671875</text:p>
          </table:table-cell>
          <table:table-cell office:value-type="float" office:value="0.897307671514299" calcext:value-type="float">
            <text:p>0,897307671514299</text:p>
          </table:table-cell>
          <table:table-cell office:value-type="float" office:value="0.856501490072633" calcext:value-type="float">
            <text:p>0,856501490072633</text:p>
          </table:table-cell>
          <table:table-cell office:value-type="float" office:value="0.749018457511621" calcext:value-type="float">
            <text:p>0,749018457511621</text:p>
          </table:table-cell>
          <table:table-cell office:value-type="float" office:value="0.819245292331992" calcext:value-type="float">
            <text:p>0,819245292331992</text:p>
          </table:table-cell>
          <table:table-cell office:value-type="float" office:value="0.948779139532689" calcext:value-type="float">
            <text:p>0,948779139532689</text:p>
          </table:table-cell>
        </table:table-row>
        <table:table-row table:style-name="ro1">
          <table:table-cell office:value-type="string" calcext:value-type="string">
            <text:p>image034-roi1</text:p>
          </table:table-cell>
          <table:table-cell office:value-type="string" calcext:value-type="string">
            <text:p>Healthy</text:p>
          </table:table-cell>
          <table:table-cell office:value-type="float" office:value="0.922345842633929" calcext:value-type="float">
            <text:p>0,922345842633929</text:p>
          </table:table-cell>
          <table:table-cell office:value-type="float" office:value="0.770047899898987" calcext:value-type="float">
            <text:p>0,770047899898987</text:p>
          </table:table-cell>
          <table:table-cell office:value-type="float" office:value="0.841445611536407" calcext:value-type="float">
            <text:p>0,841445611536407</text:p>
          </table:table-cell>
          <table:table-cell office:value-type="float" office:value="0.726289261786219" calcext:value-type="float">
            <text:p>0,726289261786219</text:p>
          </table:table-cell>
          <table:table-cell office:value-type="float" office:value="0.927436128880342" calcext:value-type="float">
            <text:p>0,927436128880342</text:p>
          </table:table-cell>
          <table:table-cell office:value-type="float" office:value="0.920891858262244" calcext:value-type="float">
            <text:p>0,920891858262244</text:p>
          </table:table-cell>
        </table:table-row>
        <table:table-row table:style-name="ro1">
          <table:table-cell office:value-type="string" calcext:value-type="string">
            <text:p>image034-roi2</text:p>
          </table:table-cell>
          <table:table-cell office:value-type="string" calcext:value-type="string">
            <text:p>Healthy</text:p>
          </table:table-cell>
          <table:table-cell office:value-type="float" office:value="0.91973876953125" calcext:value-type="float">
            <text:p>0,91973876953125</text:p>
          </table:table-cell>
          <table:table-cell office:value-type="float" office:value="0.896519191618253" calcext:value-type="float">
            <text:p>0,896519191618253</text:p>
          </table:table-cell>
          <table:table-cell office:value-type="float" office:value="0.886951182069389" calcext:value-type="float">
            <text:p>0,886951182069389</text:p>
          </table:table-cell>
          <table:table-cell office:value-type="float" office:value="0.796866379785943" calcext:value-type="float">
            <text:p>0,796866379785943</text:p>
          </table:table-cell>
          <table:table-cell office:value-type="float" office:value="0.877585243152599" calcext:value-type="float">
            <text:p>0,877585243152599</text:p>
          </table:table-cell>
          <table:table-cell office:value-type="float" office:value="0.943324132116778" calcext:value-type="float">
            <text:p>0,943324132116778</text:p>
          </table:table-cell>
        </table:table-row>
        <table:table-row table:style-name="ro1">
          <table:table-cell office:value-type="string" calcext:value-type="string">
            <text:p>image038-roi4</text:p>
          </table:table-cell>
          <table:table-cell office:value-type="string" calcext:value-type="string">
            <text:p>Moderate</text:p>
          </table:table-cell>
          <table:table-cell office:value-type="float" office:value="0.85400390625" calcext:value-type="float">
            <text:p>0,85400390625</text:p>
          </table:table-cell>
          <table:table-cell office:value-type="float" office:value="0.666292723057363" calcext:value-type="float">
            <text:p>0,666292723057363</text:p>
          </table:table-cell>
          <table:table-cell office:value-type="float" office:value="0.761474685888487" calcext:value-type="float">
            <text:p>0,761474685888487</text:p>
          </table:table-cell>
          <table:table-cell office:value-type="float" office:value="0.614823675553817" calcext:value-type="float">
            <text:p>0,614823675553817</text:p>
          </table:table-cell>
          <table:table-cell office:value-type="float" office:value="0.888382915073957" calcext:value-type="float">
            <text:p>0,888382915073957</text:p>
          </table:table-cell>
          <table:table-cell office:value-type="float" office:value="0.841778660331194" calcext:value-type="float">
            <text:p>0,841778660331194</text:p>
          </table:table-cell>
        </table:table-row>
        <table:table-row table:style-name="ro1">
          <table:table-cell office:value-type="string" calcext:value-type="string">
            <text:p>image038-roi5</text:p>
          </table:table-cell>
          <table:table-cell office:value-type="string" calcext:value-type="string">
            <text:p>Moderate</text:p>
          </table:table-cell>
          <table:table-cell office:value-type="float" office:value="0.871686662946429" calcext:value-type="float">
            <text:p>0,871686662946429</text:p>
          </table:table-cell>
          <table:table-cell office:value-type="float" office:value="0.770773972204454" calcext:value-type="float">
            <text:p>0,770773972204454</text:p>
          </table:table-cell>
          <table:table-cell office:value-type="float" office:value="0.782744773827802" calcext:value-type="float">
            <text:p>0,782744773827802</text:p>
          </table:table-cell>
          <table:table-cell office:value-type="float" office:value="0.643040799495464" calcext:value-type="float">
            <text:p>0,643040799495464</text:p>
          </table:table-cell>
          <table:table-cell office:value-type="float" office:value="0.795093275748305" calcext:value-type="float">
            <text:p>0,795093275748305</text:p>
          </table:table-cell>
          <table:table-cell office:value-type="float" office:value="0.903080667764856" calcext:value-type="float">
            <text:p>0,903080667764856</text:p>
          </table:table-cell>
        </table:table-row>
        <table:table-row table:style-name="ro1">
          <table:table-cell office:value-type="string" calcext:value-type="string">
            <text:p>image038-roi6</text:p>
          </table:table-cell>
          <table:table-cell office:value-type="string" calcext:value-type="string">
            <text:p>Moderate</text:p>
          </table:table-cell>
          <table:table-cell office:value-type="float" office:value="0.850542340959821" calcext:value-type="float">
            <text:p>0,850542340959821</text:p>
          </table:table-cell>
          <table:table-cell office:value-type="float" office:value="0.625147783251231" calcext:value-type="float">
            <text:p>0,625147783251231</text:p>
          </table:table-cell>
          <table:table-cell office:value-type="float" office:value="0.7475663814559" calcext:value-type="float">
            <text:p>0,7475663814559</text:p>
          </table:table-cell>
          <table:table-cell office:value-type="float" office:value="0.59689102111848" calcext:value-type="float">
            <text:p>0,59689102111848</text:p>
          </table:table-cell>
          <table:table-cell office:value-type="float" office:value="0.929604805332747" calcext:value-type="float">
            <text:p>0,929604805332747</text:p>
          </table:table-cell>
          <table:table-cell office:value-type="float" office:value="0.82583967500143" calcext:value-type="float">
            <text:p>0,82583967500143</text:p>
          </table:table-cell>
        </table:table-row>
        <table:table-row table:style-name="ro1">
          <table:table-cell office:value-type="string" calcext:value-type="string">
            <text:p>image039-roi1</text:p>
          </table:table-cell>
          <table:table-cell office:value-type="string" calcext:value-type="string">
            <text:p>Moderate</text:p>
          </table:table-cell>
          <table:table-cell office:value-type="float" office:value="0.892473493303571" calcext:value-type="float">
            <text:p>0,892473493303571</text:p>
          </table:table-cell>
          <table:table-cell office:value-type="float" office:value="0.886676532579936" calcext:value-type="float">
            <text:p>0,886676532579936</text:p>
          </table:table-cell>
          <table:table-cell office:value-type="float" office:value="0.865106103697222" calcext:value-type="float">
            <text:p>0,865106103697222</text:p>
          </table:table-cell>
          <table:table-cell office:value-type="float" office:value="0.762279281363251" calcext:value-type="float">
            <text:p>0,762279281363251</text:p>
          </table:table-cell>
          <table:table-cell office:value-type="float" office:value="0.844560249455384" calcext:value-type="float">
            <text:p>0,844560249455384</text:p>
          </table:table-cell>
          <table:table-cell office:value-type="float" office:value="0.925529720331241" calcext:value-type="float">
            <text:p>0,925529720331241</text:p>
          </table:table-cell>
        </table:table-row>
        <table:table-row table:style-name="ro1">
          <table:table-cell office:value-type="string" calcext:value-type="string">
            <text:p>image039-roi2</text:p>
          </table:table-cell>
          <table:table-cell office:value-type="string" calcext:value-type="string">
            <text:p>Moderate</text:p>
          </table:table-cell>
          <table:table-cell office:value-type="float" office:value="0.830392020089286" calcext:value-type="float">
            <text:p>0,830392020089286</text:p>
          </table:table-cell>
          <table:table-cell office:value-type="float" office:value="0.840232358902564" calcext:value-type="float">
            <text:p>0,840232358902564</text:p>
          </table:table-cell>
          <table:table-cell office:value-type="float" office:value="0.805234595590444" calcext:value-type="float">
            <text:p>0,805234595590444</text:p>
          </table:table-cell>
          <table:table-cell office:value-type="float" office:value="0.673968791378241" calcext:value-type="float">
            <text:p>0,673968791378241</text:p>
          </table:table-cell>
          <table:table-cell office:value-type="float" office:value="0.77303573831632" calcext:value-type="float">
            <text:p>0,77303573831632</text:p>
          </table:table-cell>
          <table:table-cell office:value-type="float" office:value="0.877997798024605" calcext:value-type="float">
            <text:p>0,877997798024605</text:p>
          </table:table-cell>
        </table:table-row>
        <table:table-row table:style-name="ro1">
          <table:table-cell office:value-type="string" calcext:value-type="string">
            <text:p>image039-roi3</text:p>
          </table:table-cell>
          <table:table-cell office:value-type="string" calcext:value-type="string">
            <text:p>Moderate</text:p>
          </table:table-cell>
          <table:table-cell office:value-type="float" office:value="0.825657435825893" calcext:value-type="float">
            <text:p>0,825657435825893</text:p>
          </table:table-cell>
          <table:table-cell office:value-type="float" office:value="0.821851280563234" calcext:value-type="float">
            <text:p>0,821851280563234</text:p>
          </table:table-cell>
          <table:table-cell office:value-type="float" office:value="0.843327613361228" calcext:value-type="float">
            <text:p>0,843327613361228</text:p>
          </table:table-cell>
          <table:table-cell office:value-type="float" office:value="0.729098077470227" calcext:value-type="float">
            <text:p>0,729098077470227</text:p>
          </table:table-cell>
          <table:table-cell office:value-type="float" office:value="0.86595648815654" calcext:value-type="float">
            <text:p>0,86595648815654</text:p>
          </table:table-cell>
          <table:table-cell office:value-type="float" office:value="0.777995584652862" calcext:value-type="float">
            <text:p>0,777995584652862</text:p>
          </table:table-cell>
        </table:table-row>
        <table:table-row table:style-name="ro1">
          <table:table-cell office:value-type="string" calcext:value-type="string">
            <text:p>image061-roi2</text:p>
          </table:table-cell>
          <table:table-cell office:value-type="string" calcext:value-type="string">
            <text:p>Severe</text:p>
          </table:table-cell>
          <table:table-cell office:value-type="float" office:value="0.79083251953125" calcext:value-type="float">
            <text:p>0,79083251953125</text:p>
          </table:table-cell>
          <table:table-cell office:value-type="float" office:value="0.540511855657669" calcext:value-type="float">
            <text:p>0,540511855657669</text:p>
          </table:table-cell>
          <table:table-cell office:value-type="float" office:value="0.651348012499092" calcext:value-type="float">
            <text:p>0,651348012499092</text:p>
          </table:table-cell>
          <table:table-cell office:value-type="float" office:value="0.48296226049098" calcext:value-type="float">
            <text:p>0,48296226049098</text:p>
          </table:table-cell>
          <table:table-cell office:value-type="float" office:value="0.819365218663156" calcext:value-type="float">
            <text:p>0,819365218663156</text:p>
          </table:table-cell>
          <table:table-cell office:value-type="float" office:value="0.78189832837188" calcext:value-type="float">
            <text:p>0,78189832837188</text:p>
          </table:table-cell>
        </table:table-row>
        <table:table-row table:style-name="ro1">
          <table:table-cell office:value-type="string" calcext:value-type="string">
            <text:p>image061-roi3</text:p>
          </table:table-cell>
          <table:table-cell office:value-type="string" calcext:value-type="string">
            <text:p>Severe</text:p>
          </table:table-cell>
          <table:table-cell office:value-type="float" office:value="0.838675362723214" calcext:value-type="float">
            <text:p>0,838675362723214</text:p>
          </table:table-cell>
          <table:table-cell office:value-type="float" office:value="0.717858929464732" calcext:value-type="float">
            <text:p>0,717858929464732</text:p>
          </table:table-cell>
          <table:table-cell office:value-type="float" office:value="0.773376448396659" calcext:value-type="float">
            <text:p>0,773376448396659</text:p>
          </table:table-cell>
          <table:table-cell office:value-type="float" office:value="0.630492091388401" calcext:value-type="float">
            <text:p>0,630492091388401</text:p>
          </table:table-cell>
          <table:table-cell office:value-type="float" office:value="0.838200934579439" calcext:value-type="float">
            <text:p>0,838200934579439</text:p>
          </table:table-cell>
          <table:table-cell office:value-type="float" office:value="0.83890735355214" calcext:value-type="float">
            <text:p>0,83890735355214</text:p>
          </table:table-cell>
        </table:table-row>
        <table:table-row table:style-name="ro1">
          <table:table-cell office:value-type="string" calcext:value-type="string">
            <text:p>image061-roi4</text:p>
          </table:table-cell>
          <table:table-cell office:value-type="string" calcext:value-type="string">
            <text:p>Severe</text:p>
          </table:table-cell>
          <table:table-cell office:value-type="float" office:value="0.785618373325893" calcext:value-type="float">
            <text:p>0,785618373325893</text:p>
          </table:table-cell>
          <table:table-cell office:value-type="float" office:value="0.572336473694811" calcext:value-type="float">
            <text:p>0,572336473694811</text:p>
          </table:table-cell>
          <table:table-cell office:value-type="float" office:value="0.675372001214698" calcext:value-type="float">
            <text:p>0,675372001214698</text:p>
          </table:table-cell>
          <table:table-cell office:value-type="float" office:value="0.509857863365429" calcext:value-type="float">
            <text:p>0,509857863365429</text:p>
          </table:table-cell>
          <table:table-cell office:value-type="float" office:value="0.823650650521705" calcext:value-type="float">
            <text:p>0,823650650521705</text:p>
          </table:table-cell>
          <table:table-cell office:value-type="float" office:value="0.771497919556172" calcext:value-type="float">
            <text:p>0,771497919556172</text:p>
          </table:table-cell>
        </table:table-row>
        <table:table-row table:style-name="ro1">
          <table:table-cell office:value-type="string" calcext:value-type="string">
            <text:p>image061-roi5</text:p>
          </table:table-cell>
          <table:table-cell office:value-type="string" calcext:value-type="string">
            <text:p>Severe</text:p>
          </table:table-cell>
          <table:table-cell office:value-type="float" office:value="0.80914306640625" calcext:value-type="float">
            <text:p>0,80914306640625</text:p>
          </table:table-cell>
          <table:table-cell office:value-type="float" office:value="0.565767917141032" calcext:value-type="float">
            <text:p>0,565767917141032</text:p>
          </table:table-cell>
          <table:table-cell office:value-type="float" office:value="0.650553169750475" calcext:value-type="float">
            <text:p>0,650553169750475</text:p>
          </table:table-cell>
          <table:table-cell office:value-type="float" office:value="0.482088775317055" calcext:value-type="float">
            <text:p>0,482088775317055</text:p>
          </table:table-cell>
          <table:table-cell office:value-type="float" office:value="0.765229474949298" calcext:value-type="float">
            <text:p>0,765229474949298</text:p>
          </table:table-cell>
          <table:table-cell office:value-type="float" office:value="0.822420567327565" calcext:value-type="float">
            <text:p>0,822420567327565</text:p>
          </table:table-cell>
        </table:table-row>
        <table:table-row table:style-name="ro1">
          <table:table-cell office:value-type="string" calcext:value-type="string">
            <text:p>image062-roi1</text:p>
          </table:table-cell>
          <table:table-cell office:value-type="string" calcext:value-type="string">
            <text:p>Severe</text:p>
          </table:table-cell>
          <table:table-cell office:value-type="float" office:value="0.8013916015625" calcext:value-type="float">
            <text:p>0,8013916015625</text:p>
          </table:table-cell>
          <table:table-cell office:value-type="float" office:value="0.479490104657507" calcext:value-type="float">
            <text:p>0,479490104657507</text:p>
          </table:table-cell>
          <table:table-cell office:value-type="float" office:value="0.629300524037366" calcext:value-type="float">
            <text:p>0,629300524037366</text:p>
          </table:table-cell>
          <table:table-cell office:value-type="float" office:value="0.459109042553192" calcext:value-type="float">
            <text:p>0,459109042553192</text:p>
          </table:table-cell>
          <table:table-cell office:value-type="float" office:value="0.915262260935429" calcext:value-type="float">
            <text:p>0,915262260935429</text:p>
          </table:table-cell>
          <table:table-cell office:value-type="float" office:value="0.775682954982686" calcext:value-type="float">
            <text:p>0,775682954982686</text:p>
          </table:table-cell>
        </table:table-row>
        <table:table-row table:style-name="ro1">
          <table:table-cell office:value-type="string" calcext:value-type="string">
            <text:p>image062-roi2</text:p>
          </table:table-cell>
          <table:table-cell office:value-type="string" calcext:value-type="string">
            <text:p>Severe</text:p>
          </table:table-cell>
          <table:table-cell office:value-type="float" office:value="0.840733119419643" calcext:value-type="float">
            <text:p>0,840733119419643</text:p>
          </table:table-cell>
          <table:table-cell office:value-type="float" office:value="0.576728449543984" calcext:value-type="float">
            <text:p>0,576728449543984</text:p>
          </table:table-cell>
          <table:table-cell office:value-type="float" office:value="0.682175668151448" calcext:value-type="float">
            <text:p>0,682175668151448</text:p>
          </table:table-cell>
          <table:table-cell office:value-type="float" office:value="0.517652961525258" calcext:value-type="float">
            <text:p>0,517652961525258</text:p>
          </table:table-cell>
          <table:table-cell office:value-type="float" office:value="0.834809641427476" calcext:value-type="float">
            <text:p>0,834809641427476</text:p>
          </table:table-cell>
          <table:table-cell office:value-type="float" office:value="0.842258184768546" calcext:value-type="float">
            <text:p>0,8422581847685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table:style-name="ce9" table:formula="of:=AVERAGE([.C2:.C25])" office:value-type="float" office:value="0.861861092703683" calcext:value-type="float">
            <text:p>0,861861092703683</text:p>
          </table:table-cell>
          <table:table-cell table:style-name="ce9" table:formula="of:=AVERAGE([.D2:.D25])" office:value-type="float" office:value="0.768891153705715" calcext:value-type="float">
            <text:p>0,768891153705715</text:p>
          </table:table-cell>
          <table:table-cell table:style-name="ce9" table:formula="of:=AVERAGE([.E2:.E25])" office:value-type="float" office:value="0.795253776480924" calcext:value-type="float">
            <text:p>0,795253776480924</text:p>
          </table:table-cell>
          <table:table-cell table:style-name="ce9" table:formula="of:=AVERAGE([.F2:.F25])" office:value-type="float" office:value="0.667211420552735" calcext:value-type="float">
            <text:p>0,667211420552735</text:p>
          </table:table-cell>
          <table:table-cell table:style-name="ce9" table:formula="of:=AVERAGE([.G2:.G25])" office:value-type="float" office:value="0.841657498240546" calcext:value-type="float">
            <text:p>0,841657498240546</text:p>
          </table:table-cell>
          <table:table-cell table:style-name="ce9" table:formula="of:=AVERAGE([.H2:.H25])" office:value-type="float" office:value="0.876942773215491" calcext:value-type="float">
            <text:p>0,876942773215491</text:p>
          </table:table-cell>
        </table:table-row>
        <table:table-row table:style-name="ro1">
          <table:table-cell table:style-name="Default" table:number-columns-repeated="2"/>
          <table:table-cell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Healthy</text:p>
          </table:table-cell>
          <table:table-cell table:formula="of:=AVERAGE([.C8:.C13])" office:value-type="float" office:value="0.909079415457589" calcext:value-type="float">
            <text:p>0,909079415457589</text:p>
          </table:table-cell>
          <table:table-cell table:formula="of:=AVERAGE([.D8:.D13])" office:value-type="float" office:value="0.864345589290935" calcext:value-type="float">
            <text:p>0,864345589290935</text:p>
          </table:table-cell>
          <table:table-cell table:formula="of:=AVERAGE([.E8:.E13])" office:value-type="float" office:value="0.853517035238152" calcext:value-type="float">
            <text:p>0,853517035238152</text:p>
          </table:table-cell>
          <table:table-cell table:formula="of:=AVERAGE([.F8:.F13])" office:value-type="float" office:value="0.745730062485046" calcext:value-type="float">
            <text:p>0,745730062485046</text:p>
          </table:table-cell>
          <table:table-cell table:formula="of:=AVERAGE([.G8:.G13])" office:value-type="float" office:value="0.849467557260362" calcext:value-type="float">
            <text:p>0,849467557260362</text:p>
          </table:table-cell>
          <table:table-cell table:formula="of:=AVERAGE([.H8:.H13])" office:value-type="float" office:value="0.942112573575031" calcext:value-type="float">
            <text:p>0,94211257357503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ild</text:p>
          </table:table-cell>
          <table:table-cell table:formula="of:=AVERAGE([.C2:.C7])" office:value-type="float" office:value="0.873173304966518" calcext:value-type="float">
            <text:p>0,873173304966518</text:p>
          </table:table-cell>
          <table:table-cell table:formula="of:=AVERAGE([.D2:.D7])" office:value-type="float" office:value="0.867274295412171" calcext:value-type="float">
            <text:p>0,867274295412171</text:p>
          </table:table-cell>
          <table:table-cell table:formula="of:=AVERAGE([.E2:.E7])" office:value-type="float" office:value="0.849568074373741" calcext:value-type="float">
            <text:p>0,849568074373741</text:p>
          </table:table-cell>
          <table:table-cell table:formula="of:=AVERAGE([.F2:.F7])" office:value-type="float" office:value="0.739404846222593" calcext:value-type="float">
            <text:p>0,739404846222593</text:p>
          </table:table-cell>
          <table:table-cell table:formula="of:=AVERAGE([.G2:.G7])" office:value-type="float" office:value="0.83497049350853" calcext:value-type="float">
            <text:p>0,83497049350853</text:p>
          </table:table-cell>
          <table:table-cell table:formula="of:=AVERAGE([.H2:.H7])" office:value-type="float" office:value="0.901510616842737" calcext:value-type="float">
            <text:p>0,901510616842737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Moderate</text:p>
          </table:table-cell>
          <table:table-cell table:formula="of:=AVERAGE([.C14:.C19])" office:value-type="float" office:value="0.8541259765625" calcext:value-type="float">
            <text:p>0,8541259765625</text:p>
          </table:table-cell>
          <table:table-cell table:formula="of:=AVERAGE([.D14:.D19])" office:value-type="float" office:value="0.76849577509313" calcext:value-type="float">
            <text:p>0,76849577509313</text:p>
          </table:table-cell>
          <table:table-cell table:formula="of:=AVERAGE([.E14:.E19])" office:value-type="float" office:value="0.800909025636847" calcext:value-type="float">
            <text:p>0,800909025636847</text:p>
          </table:table-cell>
          <table:table-cell table:formula="of:=AVERAGE([.F14:.F19])" office:value-type="float" office:value="0.670016941063247" calcext:value-type="float">
            <text:p>0,670016941063247</text:p>
          </table:table-cell>
          <table:table-cell table:formula="of:=AVERAGE([.G14:.G19])" office:value-type="float" office:value="0.849438912013876" calcext:value-type="float">
            <text:p>0,849438912013876</text:p>
          </table:table-cell>
          <table:table-cell table:formula="of:=AVERAGE([.H14:.H19])" office:value-type="float" office:value="0.858703684351031" calcext:value-type="float">
            <text:p>0,858703684351031</text:p>
          </table:table-cell>
        </table:table-row>
        <table:table-row table:style-name="ro1">
          <table:table-cell table:style-name="Default"/>
          <table:table-cell table:style-name="Default" office:value-type="string" calcext:value-type="string">
            <text:p>Severe</text:p>
          </table:table-cell>
          <table:table-cell table:formula="of:=AVERAGE([.C20:.C25])" office:value-type="float" office:value="0.811065673828125" calcext:value-type="float">
            <text:p>0,811065673828125</text:p>
          </table:table-cell>
          <table:table-cell table:formula="of:=AVERAGE([.D20:.D25])" office:value-type="float" office:value="0.575448955026623" calcext:value-type="float">
            <text:p>0,575448955026623</text:p>
          </table:table-cell>
          <table:table-cell table:formula="of:=AVERAGE([.E20:.E25])" office:value-type="float" office:value="0.677020970674956" calcext:value-type="float">
            <text:p>0,677020970674956</text:p>
          </table:table-cell>
          <table:table-cell table:formula="of:=AVERAGE([.F20:.F25])" office:value-type="float" office:value="0.513693832440053" calcext:value-type="float">
            <text:p>0,513693832440053</text:p>
          </table:table-cell>
          <table:table-cell table:formula="of:=AVERAGE([.G20:.G25])" office:value-type="float" office:value="0.832753030179417" calcext:value-type="float">
            <text:p>0,832753030179417</text:p>
          </table:table-cell>
          <table:table-cell table:formula="of:=AVERAGE([.H20:.H25])" office:value-type="float" office:value="0.805444218093165" calcext:value-type="float">
            <text:p>0,805444218093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1" loext:min-decimal-places="11" number:min-integer-digits="1"/>
    </number:number-style>
    <number:number-style style:name="N110">
      <number:number number:decimal-places="10" loext:min-decimal-places="10" number:min-integer-digits="1"/>
    </number:number-style>
    <number:number-style style:name="N111">
      <number:number number:decimal-places="9" loext:min-decimal-places="9" number:min-integer-digits="1"/>
    </number:number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 style:data-style-name="N2" text:time-value="22:51:34.2301779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0T17:16:08.974697713</meta:creation-date>
    <dc:date>2020-07-13T22:52:23.297829771</dc:date>
    <meta:editing-duration>PT1H3M7S</meta:editing-duration>
    <meta:editing-cycles>12</meta:editing-cycles>
    <meta:generator>LibreOffice/6.4.4.2$Linux_X86_64 LibreOffice_project/40$Build-2</meta:generator>
    <meta:document-statistic meta:table-count="1" meta:cell-count="235" meta:object-count="0"/>
  </office:meta>
</office:document-meta>
</file>